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12.704cm" fo:min-width="15.7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de9a9" draw:textarea-horizontal-align="justify" draw:textarea-vertical-align="middle" draw:auto-grow-height="false" fo:min-height="1.02cm" fo:min-width="2.54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aadcf7" draw:textarea-horizontal-align="justify" draw:textarea-vertical-align="middle" draw:auto-grow-height="false" fo:min-height="1.02cm" fo:min-width="5.342cm"/>
    </style:style>
    <style:style style:name="gr6" style:family="graphic" style:parent-style-name="standard">
      <style:graphic-properties draw:fill-color="#fde9a9" draw:textarea-horizontal-align="justify" draw:textarea-vertical-align="middle" draw:auto-grow-height="false" fo:min-height="3.052cm" fo:min-width="5.85cm"/>
    </style:style>
    <style:style style:name="gr7" style:family="graphic" style:parent-style-name="standard">
      <style:graphic-properties draw:fill-color="#fde9a9" draw:textarea-horizontal-align="justify" draw:textarea-vertical-align="middle" draw:auto-grow-height="false" fo:min-height="1.02cm" fo:min-width="5.342cm"/>
    </style:style>
    <style:style style:name="gr8" style:family="graphic" style:parent-style-name="standard">
      <style:graphic-properties draw:fill-color="#ccf4c6" draw:textarea-horizontal-align="justify" draw:textarea-vertical-align="middle" draw:auto-grow-height="false" fo:min-height="1.02cm" fo:min-width="3.818cm"/>
    </style:style>
    <style:style style:name="gr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de9a9"/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-color="#aadcf7"/>
      <style:paragraph-properties fo:text-align="center"/>
    </style:style>
    <style:style style:name="P8" style:family="paragraph">
      <loext:graphic-properties draw:fill-color="#ccf4c6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256cm" svg:height="12.954cm" svg:x="2.794cm" svg:y="1.77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958cm" svg:height="1.089cm" svg:x="2.794cm" svg:y="13.643cm">
          <draw:text-box>
            <text:p>めるかりっち本番(CentOS 7)</text:p>
          </draw:text-box>
        </draw:frame>
        <draw:custom-shape draw:style-name="gr3" draw:text-style-name="P4" draw:layer="layout" svg:width="3.048cm" svg:height="1.27cm" svg:x="3.81cm" svg:y="3.048cm">
          <text:p text:style-name="P3">nginx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0.408cm" svg:y1="3.656cm" svg:x2="3.71cm" svg:y2="3.656cm">
          <text:p/>
        </draw:line>
        <draw:frame draw:style-name="gr2" draw:text-style-name="P6" draw:layer="layout" svg:width="6.331cm" svg:height="0.806cm" svg:x="0.438cm" svg:y="2.142cm">
          <draw:text-box>
            <text:p text:style-name="P5"><text:span text:style-name="T1">https://srv1.mercarich.com</text:span></text:p>
          </draw:text-box>
        </draw:frame>
        <draw:custom-shape draw:style-name="gr3" draw:text-style-name="P4" draw:layer="layout" svg:width="3.048cm" svg:height="1.27cm" svg:x="9.736cm" svg:y="3.048cm">
          <text:p text:style-name="P3">uwsgi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842cm" svg:height="1.27cm" svg:x="11.514cm" svg:y="4.064cm">
          <text:p text:style-name="P3">Python (Django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112cm" svg:y1="3.71cm" svg:x2="9.652cm" svg:y2="3.71cm">
          <text:p/>
        </draw:line>
        <draw:custom-shape draw:style-name="gr6" draw:text-style-name="P4" draw:layer="layout" svg:width="6.35cm" svg:height="3.302cm" svg:x="21.182cm" svg:y="5.272cm">
          <text:p text:style-name="P3">MariaDB</text:p>
          <text:p text:style-name="P3">(本番DBサーバー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048cm" svg:height="1.27cm" svg:x="9.652cm" svg:y="11.938cm">
          <text:p text:style-name="P3">cron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048cm" svg:height="1.27cm" svg:x="3.81cm" svg:y="6.858cm">
          <text:p text:style-name="P3">Redis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842cm" svg:height="1.27cm" svg:x="9.714cm" svg:y="6.158cm">
          <text:p text:style-name="P3">asyncworkers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842cm" svg:height="1.27cm" svg:x="11.684cm" svg:y="7.174cm">
          <text:p text:style-name="P3">Python (Django)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842cm" svg:height="1.27cm" svg:x="9.714cm" svg:y="9.058cm">
          <text:p text:style-name="P3">invchkworkers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842cm" svg:height="1.27cm" svg:x="11.684cm" svg:y="10.074cm">
          <text:p text:style-name="P3">Python (Django)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842cm" svg:height="1.27cm" svg:x="11.938cm" svg:y="12.954cm">
          <text:p text:style-name="P3">Python (Django)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318cm" svg:height="1.27cm" svg:x="3.556cm" svg:y="9.906cm">
          <text:p text:style-name="P3">Index-Linux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1.43cm" svg:y1="7.874cm" svg:x2="7.112cm" svg:y2="7.366cm">
          <text:p/>
        </draw:line>
        <draw:line draw:style-name="gr9" draw:text-style-name="P1" draw:layer="layout" svg:x1="11.43cm" svg:y1="4.826cm" svg:x2="7.113cm" svg:y2="6.837cm">
          <text:p/>
        </draw:line>
        <draw:line draw:style-name="gr9" draw:text-style-name="P1" draw:layer="layout" svg:x1="12.531cm" svg:y1="12.853cm" svg:x2="6.858cm" svg:y2="8.382cm">
          <text:p/>
        </draw:line>
        <draw:line draw:style-name="gr9" draw:text-style-name="P1" draw:layer="layout" svg:x1="11.684cm" svg:y1="10.414cm" svg:x2="6.858cm" svg:y2="7.874cm">
          <text:p/>
        </draw:line>
        <draw:line draw:style-name="gr9" draw:text-style-name="P1" draw:layer="layout" svg:x1="17.356cm" svg:y1="4.826cm" svg:x2="21.082cm" svg:y2="6.35cm">
          <text:p/>
        </draw:line>
        <draw:line draw:style-name="gr9" draw:text-style-name="P1" draw:layer="layout" svg:x1="17.78cm" svg:y1="13.716cm" svg:x2="21.082cm" svg:y2="7.874cm">
          <text:p/>
        </draw:line>
        <draw:line draw:style-name="gr9" draw:text-style-name="P1" draw:layer="layout" svg:x1="17.526cm" svg:y1="10.922cm" svg:x2="21.082cm" svg:y2="7.366cm">
          <text:p/>
        </draw:line>
        <draw:line draw:style-name="gr9" draw:text-style-name="P1" draw:layer="layout" svg:x1="17.526cm" svg:y1="7.874cm" svg:x2="21.082cm" svg:y2="6.858cm">
          <text:p/>
        </draw:line>
        <draw:frame draw:style-name="gr2" draw:text-style-name="P2" draw:layer="layout" svg:width="4.977cm" svg:height="2.765cm" svg:x="22.455cm" svg:y="12.475cm">
          <draw:text-box>
            <text:p>黄色: systemd</text:p>
            <text:p>青: プログラム</text:p>
            <text:p>緑: その他</text:p>
          </draw:text-box>
        </draw:frame>
        <draw:line draw:style-name="gr9" draw:text-style-name="P1" draw:layer="layout" svg:x1="5.388cm" svg:y1="9.906cm" svg:x2="5.388cm" svg:y2="8.128cm">
          <text:p/>
        </draw:lin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2.3.2$Windows_X86_64 LibreOffice_project/aecc05fe267cc68dde00352a451aa867b3b546ac</meta:generator>
    <dc:date>2020-07-20T23:18:37.422000000</dc:date>
    <meta:editing-duration>PT6M22S</meta:editing-duration>
    <meta:editing-cycles>1</meta:editing-cycles>
    <meta:document-statistic meta:object-count="50"/>
  </office:meta>
</office:document-meta>
</file>